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85cm"/>
    </style:style>
    <style:style style:name="gr3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8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draw:stroke-dash="Fine_20_Dotted"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5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5.162cm"/>
    </style:style>
    <style:style style:name="gr10" style:family="graphic" style:parent-style-name="standard">
      <style:graphic-properties draw:stroke="dash" draw:stroke-dash="Ultrafine_20_Dashed" draw:fill="solid" draw:fill-color="#ffffff" draw:textarea-vertical-align="middle"/>
    </style:style>
    <style:style style:name="gr11" style:family="graphic" style:parent-style-name="standard">
      <style:graphic-properties draw:stroke="solid" draw:stroke-dash="Fine_20_Dashed" draw:textarea-vertical-align="middl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5.497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6.84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0.6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8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6.8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P7" style:family="paragraph">
      <style:paragraph-properties fo:text-align="center"/>
      <style:text-properties fo:font-family="Helvetica" style:font-family-generic="swiss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family="Helvetica" style:font-style-name="Italic" style:font-family-generic="swiss" style:font-pitch="variable" fo:font-size="18pt" style:font-size-asian="18pt" style:font-size-complex="18pt"/>
    </style:style>
    <style:style style:name="P9" style:family="paragraph">
      <style:paragraph-properties fo:text-align="center"/>
      <style:text-properties fo:font-family="Helvetica" style:font-style-name="Regular" style:font-family-generic="swiss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font-family="Helvetica" style:font-style-name="Regular" style:font-family-generic="swiss" style:font-pitch="variable" fo:font-size="18pt" style:font-size-asian="18pt" style:font-size-complex="18pt"/>
    </style:style>
    <style:style style:name="P11" style:family="paragraph">
      <style:text-properties fo:font-family="Helvetica" style:font-style-name="Regular" style:font-family-generic="swiss" style:font-pitch="variable" fo:font-size="18pt" style:font-size-asian="18pt" style:font-size-complex="18pt"/>
    </style:style>
    <style:style style:name="P12" style:family="paragraph">
      <style:text-properties fo:font-family="Helvetica" style:font-style-name="Italic" style:font-family-generic="swiss" style:font-pitch="variable" fo:font-size="18pt" style:font-size-asian="18pt" style:font-size-complex="18pt"/>
    </style:style>
    <style:style style:name="P13" style:family="paragraph">
      <style:text-properties fo:font-family="Helvetica" style:font-style-name="Regular" style:font-family-generic="swiss" style:font-pitch="variable"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family="Helvetica" style:font-style-name="Regular" style:font-family-generic="swiss" style:font-pitch="variable" fo:font-size="12pt" style:font-size-asian="12pt" style:font-size-complex="12pt"/>
    </style:style>
    <style:style style:name="T4" style:family="text">
      <style:text-properties fo:font-family="Helvetica" style:font-family-generic="swiss" style:font-pitch="variable" fo:font-size="12pt" style:font-size-asian="12pt" style:font-size-complex="12pt"/>
    </style:style>
    <style:style style:name="T5" style:family="text">
      <style:text-properties fo:font-family="Helvetica" style:font-style-name="Italic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81cm" svg:height="1.651cm" svg:x="3.794cm" svg:y="27.607cm">
          <text:p text:style-name="P1"><text:span text:style-name="T1">Server Utama</text:span></text:p>
        </draw:rect>
        <draw:frame draw:style-name="gr2" draw:text-style-name="P3" draw:layer="layout" svg:width="3.385cm" svg:height="0.729cm" svg:x="5.953cm" svg:y="25.511cm">
          <draw:text-box>
            <text:p><text:span text:style-name="T2">&lt;--- Websocket</text:span></text:p>
          </draw:text-box>
        </draw:frame>
        <draw:custom-shape draw:style-name="gr3" draw:text-style-name="P2" xml:id="id8" draw:id="id8" draw:layer="layout" svg:width="4.318cm" svg:height="3.048cm" svg:x="8.636cm" svg:y="21.717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5.785cm" svg:height="0.963cm" svg:x="8.182cm" svg:y="2.651cm">
          <draw:text-box>
            <text:p>Arsitektur Jaringan</text:p>
          </draw:text-box>
        </draw:frame>
        <draw:g xml:id="id1" draw:id="id1">
          <draw:rect draw:style-name="gr5" draw:text-style-name="P2" draw:layer="layout" svg:width="3.81cm" svg:height="3.048cm" svg:x="15.351cm" svg:y="26.908cm">
            <text:p/>
          </draw:rect>
          <draw:custom-shape draw:style-name="gr6" draw:text-style-name="P1" draw:layer="layout" svg:width="3.302cm" svg:height="0.508cm" svg:x="15.605cm" svg:y="27.2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2.051cm" svg:height="0.725cm" svg:x="16.231cm" svg:y="28.469cm">
            <draw:text-box>
              <text:p><text:span text:style-name="T1">Browser</text:span></text:p>
            </draw:text-box>
          </draw:frame>
        </draw:g>
        <draw:connector draw:style-name="gr8" draw:text-style-name="P1" draw:layer="layout" draw:type="line" svg:x1="15.351cm" svg:y1="28.432cm" svg:x2="7.604cm" svg:y2="28.432cm" draw:start-shape="id1" draw:start-glue-point="3" draw:end-shape="id2" draw:end-glue-point="1" svg:d="M15351 28432h-7747">
          <text:p/>
        </draw:connector>
        <draw:frame draw:style-name="gr9" draw:text-style-name="P5" draw:layer="layout" svg:width="5.662cm" svg:height="1.685cm" svg:x="8.493cm" svg:y="28.559cm">
          <draw:text-box>
            <text:p text:style-name="P1"><text:span text:style-name="T2">^</text:span></text:p>
            <text:p text:style-name="P1"><text:span text:style-name="T2">Hypertext Transfer Protocol</text:span><text:span text:style-name="T2"><text:line-break/></text:span><text:span text:style-name="T2">(HTTP)</text:span></text:p>
          </draw:text-box>
        </draw:frame>
        <draw:g>
          <draw:ellipse draw:style-name="gr10" draw:text-style-name="P1" draw:layer="layout" svg:width="15.494cm" svg:height="14.986cm" svg:x="3.048cm" svg:y="5.842cm">
            <text:p/>
          </draw:ellipse>
          <draw:rect draw:style-name="gr1" draw:text-style-name="P2" xml:id="id3" draw:id="id3" draw:layer="layout" svg:width="2.921cm" svg:height="1.778cm" svg:x="5.445cm" svg:y="8.796cm">
            <text:p text:style-name="P1"><text:span text:style-name="T1">Lampu merah</text:span></text:p>
            <text:p text:style-name="P1"><text:span text:style-name="T1"><text:s/></text:span><text:span text:style-name="T1">(1)</text:span></text:p>
          </draw:rect>
          <draw:rect draw:style-name="gr1" draw:text-style-name="P2" xml:id="id7" draw:id="id7" draw:layer="layout" svg:width="2.921cm" svg:height="1.778cm" svg:x="13.319cm" svg:y="16.035cm">
            <text:p text:style-name="P1"><text:span text:style-name="T1">Lampu merah</text:span></text:p>
            <text:p text:style-name="P1"><text:span text:style-name="T1"><text:s/></text:span><text:span text:style-name="T1">(4)</text:span></text:p>
          </draw:rect>
          <draw:rect draw:style-name="gr1" draw:text-style-name="P2" xml:id="id5" draw:id="id5" draw:layer="layout" svg:width="2.921cm" svg:height="1.778cm" svg:x="13.319cm" svg:y="8.796cm">
            <text:p text:style-name="P1"><text:span text:style-name="T1">Lampu merah</text:span></text:p>
            <text:p text:style-name="P1"><text:span text:style-name="T1"><text:s/></text:span><text:span text:style-name="T1">(2)</text:span></text:p>
          </draw:rect>
          <draw:rect draw:style-name="gr1" draw:text-style-name="P2" xml:id="id6" draw:id="id6" draw:layer="layout" svg:width="2.921cm" svg:height="1.778cm" svg:x="5.445cm" svg:y="16.035cm">
            <text:p text:style-name="P1"><text:span text:style-name="T1">Lampu merah</text:span></text:p>
            <text:p text:style-name="P1"><text:span text:style-name="T1"><text:s/></text:span><text:span text:style-name="T1">(3)</text:span></text:p>
          </draw:rect>
          <draw:ellipse draw:style-name="gr1" draw:text-style-name="P2" xml:id="id4" draw:id="id4" draw:layer="layout" svg:width="3.429cm" svg:height="2.921cm" svg:x="9.081cm" svg:y="12.098cm">
            <text:p text:style-name="P1"><text:span text:style-name="T1">Server</text:span></text:p>
          </draw:ellipse>
          <draw:connector draw:style-name="gr11" draw:text-style-name="P1" draw:layer="layout" svg:x1="6.905cm" svg:y1="10.574cm" svg:x2="9.081cm" svg:y2="13.558cm" draw:start-shape="id3" draw:start-glue-point="2" draw:end-shape="id4" draw:end-glue-point="3" svg:d="M6905 10574v2984h2176">
            <text:p/>
          </draw:connector>
          <draw:connector draw:style-name="gr11" draw:text-style-name="P1" draw:layer="layout" svg:x1="14.779cm" svg:y1="10.574cm" svg:x2="12.51cm" svg:y2="13.558cm" draw:start-shape="id5" draw:start-glue-point="2" draw:end-shape="id4" draw:end-glue-point="1" svg:d="M14779 10574v2984h-2269">
            <text:p/>
          </draw:connector>
          <draw:connector draw:style-name="gr11" draw:text-style-name="P1" draw:layer="layout" svg:x1="6.905cm" svg:y1="16.035cm" svg:x2="9.081cm" svg:y2="13.558cm" draw:start-shape="id6" draw:start-glue-point="0" draw:end-shape="id4" draw:end-glue-point="3" svg:d="M6905 16035v-2477h2176">
            <text:p/>
          </draw:connector>
          <draw:connector draw:style-name="gr11" draw:text-style-name="P1" draw:layer="layout" svg:x1="14.779cm" svg:y1="16.035cm" svg:x2="12.51cm" svg:y2="13.558cm" draw:start-shape="id7" draw:start-glue-point="0" draw:end-shape="id4" draw:end-glue-point="1" svg:d="M14779 16035v-2477h-2269">
            <text:p/>
          </draw:connector>
          <draw:connector draw:style-name="gr12" draw:text-style-name="P1" draw:layer="layout" draw:type="line" svg:x1="10.795cm" svg:y1="15.019cm" svg:x2="10.795cm" svg:y2="21.717cm" draw:start-shape="id4" draw:start-glue-point="2" draw:end-shape="id8" draw:end-glue-point="4" svg:d="M10795 15019v6698">
            <text:p/>
          </draw:connector>
          <draw:frame draw:style-name="gr13" draw:text-style-name="P5" draw:layer="layout" svg:width="5.997cm" svg:height="1.207cm" svg:x="7.068cm" svg:y="10.939cm">
            <draw:text-box>
              <text:p text:style-name="P1"><text:span text:style-name="T2">&lt;--- Transfer Control Protocol</text:span></text:p>
              <text:p text:style-name="P1"><text:span text:style-name="T2">(TCP)</text:span></text:p>
            </draw:text-box>
          </draw:frame>
          <draw:frame draw:style-name="gr2" draw:text-style-name="P3" draw:layer="layout" svg:width="3.385cm" svg:height="0.729cm" svg:x="10.906cm" svg:y="18.559cm">
            <draw:text-box>
              <text:p><text:span text:style-name="T2">&lt;--- Websocket</text:span></text:p>
            </draw:text-box>
          </draw:frame>
        </draw:g>
        <draw:connector draw:style-name="gr5" draw:text-style-name="P1" draw:layer="layout" svg:x1="8.636cm" svg:y1="23.241cm" svg:x2="5.699cm" svg:y2="27.607cm" draw:start-shape="id8" draw:start-glue-point="6" draw:end-shape="id2" draw:end-glue-point="0" svg:d="M8636 23241h-2937v4366">
          <text:p/>
        </draw:connector>
      </draw:page>
      <draw:page draw:name="page2" draw:style-name="dp1" draw:master-page-name="Default">
        <draw:rect draw:style-name="gr1" draw:text-style-name="P6" xml:id="id12" draw:id="id12" draw:layer="layout" svg:width="4.064cm" svg:height="1.524cm" svg:x="8.763cm" svg:y="5.445cm">
          <text:p text:style-name="P1"><text:span text:style-name="T3">Membuat koneksi </text:span></text:p>
          <text:p text:style-name="P1"><text:span text:style-name="T3">TCP</text:span></text:p>
        </draw:rect>
        <draw:custom-shape draw:style-name="gr14" draw:text-style-name="P7" xml:id="id11" draw:id="id11" draw:layer="layout" svg:width="4cm" svg:height="1cm" svg:x="8.795cm" svg:y="3.302cm">
          <text:p text:style-name="P1"><text:span text:style-name="T4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7.347cm" svg:height="1.715cm" svg:x="7.122cm" svg:y="1cm">
          <draw:text-box>
            <text:p text:style-name="P1"><text:span text:style-name="T5">Flowchart Lampu Merah</text:span></text:p>
            <text:p text:style-name="P1"><text:span text:style-name="T5">(Client v2)</text:span></text:p>
          </draw:text-box>
        </draw:frame>
        <draw:custom-shape draw:style-name="gr14" draw:text-style-name="P9" xml:id="id9" draw:id="id9" draw:layer="layout" svg:width="3.556cm" svg:height="3.175cm" svg:x="9.017cm" svg:y="13.573cm">
          <text:p text:style-name="P1"><text:span text:style-name="T3">Packet tersedi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6" xml:id="id10" draw:id="id10" draw:layer="layout" svg:width="5.065cm" svg:height="1.524cm" svg:x="8.263cm" svg:y="10.906cm">
          <text:p text:style-name="P1"><text:span text:style-name="T3">Mengirimkan request</text:span></text:p>
          <text:p text:style-name="P1"><text:span text:style-name="T3">untuk melakukan perintah</text:span></text:p>
          <text:p text:style-name="P1"><text:span text:style-name="T3">dari server</text:span></text:p>
        </draw:rect>
        <draw:connector draw:name="true" draw:style-name="gr16" draw:text-style-name="P10" draw:layer="layout" draw:line-skew="1.15cm" svg:x1="12.573cm" svg:y1="15.161cm" svg:x2="13.328cm" svg:y2="11.668cm" draw:start-shape="id9" draw:start-glue-point="7" draw:end-shape="id10" draw:end-glue-point="1" svg:d="M12573 15161h2406v-3493h-1651">
          <text:p/>
        </draw:connector>
        <draw:connector draw:style-name="gr16" draw:text-style-name="P10" draw:layer="layout" draw:type="line" svg:x1="10.795cm" svg:y1="12.43cm" svg:x2="10.795cm" svg:y2="13.573cm" draw:start-shape="id10" draw:start-glue-point="2" draw:end-shape="id9" draw:end-glue-point="4" svg:d="M10795 12430v1143">
          <text:p/>
        </draw:connector>
        <draw:connector draw:style-name="gr16" draw:text-style-name="P10" draw:layer="layout" draw:type="line" svg:x1="10.795cm" svg:y1="4.302cm" svg:x2="10.795cm" svg:y2="5.445cm" draw:start-shape="id11" draw:start-glue-point="2" draw:end-shape="id12" draw:end-glue-point="0" svg:d="M10795 4302v1143">
          <text:p/>
        </draw:connector>
        <draw:connector draw:style-name="gr16" draw:text-style-name="P10" draw:layer="layout" draw:type="line" svg:x1="10.795cm" svg:y1="6.969cm" svg:x2="10.795cm" svg:y2="8.112cm" draw:start-shape="id12" draw:start-glue-point="2" draw:end-shape="id13" draw:end-glue-point="0" svg:d="M10795 6969v1143">
          <text:p/>
        </draw:connector>
        <draw:frame draw:style-name="gr17" draw:text-style-name="P11" draw:layer="layout" svg:width="1.243cm" svg:height="0.742cm" svg:x="11.06cm" svg:y="16.895cm">
          <draw:text-box>
            <text:p><text:span text:style-name="T3">true</text:span></text:p>
          </draw:text-box>
        </draw:frame>
        <draw:rect draw:style-name="gr1" draw:text-style-name="P6" xml:id="id14" draw:id="id14" draw:layer="layout" svg:width="5.826cm" svg:height="1.778cm" svg:x="7.882cm" svg:y="17.891cm">
          <text:p text:style-name="P1"><text:span text:style-name="T3">Menampilkan lama lampu</text:span><text:span text:style-name="T3"><text:line-break/></text:span><text:span text:style-name="T3">merah menyala</text:span></text:p>
        </draw:rect>
        <draw:connector draw:style-name="gr16" draw:text-style-name="P10" draw:layer="layout" draw:type="line" svg:x1="10.795cm" svg:y1="16.748cm" svg:x2="10.795cm" svg:y2="17.891cm" draw:start-shape="id9" draw:start-glue-point="6" draw:end-shape="id14" draw:end-glue-point="0" svg:d="M10795 16748v1143">
          <text:p/>
        </draw:connector>
        <draw:frame draw:style-name="gr17" draw:text-style-name="P11" draw:layer="layout" svg:width="1.524cm" svg:height="0.742cm" svg:x="12.684cm" svg:y="14.335cm">
          <draw:text-box>
            <text:p><text:span text:style-name="T3">false</text:span></text:p>
          </draw:text-box>
        </draw:frame>
        <draw:frame draw:style-name="gr18" draw:text-style-name="P11" draw:layer="layout" svg:width="1.387cm" svg:height="0.869cm" svg:x="6.461cm" svg:y="22.737cm">
          <draw:text-box>
            <text:p><text:span text:style-name="T3">false</text:span></text:p>
          </draw:text-box>
        </draw:frame>
        <draw:custom-shape draw:style-name="gr14" draw:text-style-name="P7" xml:id="id17" draw:id="id17" draw:layer="layout" svg:width="4cm" svg:height="1cm" svg:x="8.795cm" svg:y="30.718cm">
          <text:p text:style-name="P1"><text:span text:style-name="T4">Fini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1.243cm" svg:height="0.742cm" svg:x="9.509cm" svg:y="25.785cm">
          <draw:text-box>
            <text:p><text:span text:style-name="T3">true</text:span></text:p>
          </draw:text-box>
        </draw:frame>
        <draw:rect draw:style-name="gr1" draw:text-style-name="P6" xml:id="id13" draw:id="id13" draw:layer="layout" svg:width="4.064cm" svg:height="1.524cm" svg:x="8.763cm" svg:y="8.112cm">
          <text:p text:style-name="P1"><text:span text:style-name="T3">Koneksi ke server</text:span></text:p>
        </draw:rect>
        <draw:connector draw:style-name="gr16" draw:text-style-name="P10" draw:layer="layout" draw:type="line" svg:x1="10.795cm" svg:y1="9.636cm" svg:x2="10.795cm" svg:y2="10.906cm" draw:start-shape="id13" draw:start-glue-point="2" draw:end-shape="id10" draw:end-glue-point="0" svg:d="M10795 9636v1270">
          <text:p/>
        </draw:connector>
        <draw:connector draw:style-name="gr16" draw:text-style-name="P10" draw:layer="layout" draw:line-skew="-1.047cm" svg:x1="8.009cm" svg:y1="23.479cm" svg:x2="8.263cm" svg:y2="11.668cm" draw:start-shape="id15" draw:start-glue-point="5" draw:end-shape="id10" draw:end-glue-point="3" svg:d="M8009 23479h-1548v-11811h1802">
          <text:p/>
        </draw:connector>
        <draw:custom-shape draw:style-name="gr14" draw:text-style-name="P9" xml:id="id15" draw:id="id15" draw:layer="layout" svg:width="5.572cm" svg:height="3.81cm" svg:x="8.009cm" svg:y="21.574cm">
          <text:p text:style-name="P1"><text:span text:style-name="T3">Terdapat perintah untuk </text:span></text:p>
          <text:p text:style-name="P1"><text:span text:style-name="T3">menghentikan proses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draw:type="line" svg:x1="10.795cm" svg:y1="19.669cm" svg:x2="10.795cm" svg:y2="21.574cm" draw:start-shape="id14" draw:start-glue-point="2" draw:end-shape="id15" draw:end-glue-point="4" svg:d="M10795 19669v1905">
          <text:p/>
        </draw:connector>
        <draw:connector draw:style-name="gr16" draw:text-style-name="P10" draw:layer="layout" draw:type="line" svg:x1="10.795cm" svg:y1="25.384cm" svg:x2="10.795cm" svg:y2="27.416cm" draw:start-shape="id15" draw:start-glue-point="6" draw:end-shape="id16" draw:end-glue-point="0" svg:d="M10795 25384v2032">
          <text:p/>
        </draw:connector>
        <draw:rect draw:style-name="gr1" draw:text-style-name="P6" xml:id="id16" draw:id="id16" draw:layer="layout" svg:width="5.826cm" svg:height="1.778cm" svg:x="7.882cm" svg:y="27.416cm">
          <text:p text:style-name="P1"><text:span text:style-name="T3">Menghentikan koneksi TCP</text:span></text:p>
        </draw:rect>
        <draw:connector draw:style-name="gr16" draw:text-style-name="P10" draw:layer="layout" draw:type="line" svg:x1="10.795cm" svg:y1="29.194cm" svg:x2="10.795cm" svg:y2="30.718cm" draw:start-shape="id16" draw:start-glue-point="2" draw:end-shape="id17" draw:end-glue-point="0" svg:d="M10795 29194v1524">
          <text:p/>
        </draw:connector>
      </draw:page>
      <draw:page draw:name="page3" draw:style-name="dp1" draw:master-page-name="Default">
        <draw:rect draw:style-name="gr1" draw:text-style-name="P6" xml:id="id21" draw:id="id21" draw:layer="layout" svg:width="4.349cm" svg:height="1.524cm" svg:x="6.557cm" svg:y="4.556cm">
          <text:p text:style-name="P1"><text:span text:style-name="T3">Membuat koneksi TCP</text:span></text:p>
        </draw:rect>
        <draw:custom-shape draw:style-name="gr14" draw:text-style-name="P7" xml:id="id20" draw:id="id20" draw:layer="layout" svg:width="4cm" svg:height="1cm" svg:x="6.731cm" svg:y="2.794cm">
          <text:p text:style-name="P1"><text:span text:style-name="T4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5.311cm" svg:height="0.983cm" svg:x="8.14cm" svg:y="1cm">
          <draw:text-box>
            <text:p><text:span text:style-name="T5">Flowchart Server</text:span></text:p>
          </draw:text-box>
        </draw:frame>
        <draw:rect draw:style-name="gr1" draw:text-style-name="P6" xml:id="id18" draw:id="id18" draw:layer="layout" svg:width="4.064cm" svg:height="1.524cm" svg:x="6.715cm" svg:y="9.255cm">
          <text:p text:style-name="P1"><text:span text:style-name="T3">Listen koneksi</text:span></text:p>
        </draw:rect>
        <draw:connector draw:style-name="gr16" draw:text-style-name="P10" draw:layer="layout" draw:type="line" svg:x1="8.747cm" svg:y1="10.779cm" svg:x2="8.783cm" svg:y2="11.795cm" draw:start-shape="id18" draw:start-glue-point="2" draw:end-shape="id19" draw:end-glue-point="0" svg:d="M8747 10779l36 1016">
          <text:p/>
        </draw:connector>
        <draw:connector draw:style-name="gr16" draw:text-style-name="P10" draw:layer="layout" draw:type="line" svg:x1="8.731cm" svg:y1="3.794cm" svg:x2="8.731cm" svg:y2="4.556cm" draw:start-shape="id20" draw:start-glue-point="2" draw:end-shape="id21" draw:end-glue-point="0" svg:d="M8731 3794v762">
          <text:p/>
        </draw:connector>
        <draw:connector draw:style-name="gr16" draw:text-style-name="P10" draw:layer="layout" draw:type="line" svg:x1="8.731cm" svg:y1="6.08cm" svg:x2="8.747cm" svg:y2="6.969cm" draw:start-shape="id21" draw:start-glue-point="2" draw:end-shape="id22" draw:end-glue-point="0" svg:d="M8731 6080l16 889">
          <text:p/>
        </draw:connector>
        <draw:frame draw:style-name="gr20" draw:text-style-name="P13" draw:layer="layout" svg:width="1.497cm" svg:height="1.032cm" svg:x="9.155cm" svg:y="31.083cm">
          <draw:text-box>
            <text:p><text:span text:style-name="T3">true</text:span></text:p>
          </draw:text-box>
        </draw:frame>
        <draw:frame draw:style-name="gr21" draw:text-style-name="P11" draw:layer="layout" svg:width="1.651cm" svg:height="0.873cm" svg:x="12.303cm" svg:y="27.94cm">
          <draw:text-box>
            <text:p><text:span text:style-name="T3">false</text:span></text:p>
          </draw:text-box>
        </draw:frame>
        <draw:rect draw:style-name="gr1" draw:text-style-name="P6" xml:id="id22" draw:id="id22" draw:layer="layout" svg:width="4.064cm" svg:height="1.524cm" svg:x="6.715cm" svg:y="6.969cm">
          <text:p text:style-name="P1"><text:span text:style-name="T3">Binding address</text:span></text:p>
          <text:p text:style-name="P1"><text:span text:style-name="T3">dan port</text:span></text:p>
        </draw:rect>
        <draw:connector draw:style-name="gr16" draw:text-style-name="P10" draw:layer="layout" draw:type="line" svg:x1="8.747cm" svg:y1="8.493cm" svg:x2="8.747cm" svg:y2="9.255cm" draw:start-shape="id22" draw:start-glue-point="2" draw:end-shape="id18" draw:end-glue-point="0" svg:d="M8747 8493v762">
          <text:p/>
        </draw:connector>
        <draw:custom-shape draw:style-name="gr14" draw:text-style-name="P2" xml:id="id23" draw:id="id23" draw:layer="layout" svg:width="6.096cm" svg:height="2.032cm" svg:x="5.699cm" svg:y="14.081cm">
          <text:p text:style-name="P1"><text:span text:style-name="T1">Membuat thread baru</text:span></text:p>
          <text:p text:style-name="P1"><text:span text:style-name="T1">untuk menangani koneksi</text:span></text:p>
          <text:p text:style-name="P1"><text:span text:style-name="T1">yang baru masuk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28" draw:id="id28" draw:layer="layout" svg:width="4cm" svg:height="1cm" svg:x="6.779cm" svg:y="33.147cm">
          <text:p text:style-name="P1"><text:span text:style-name="T4">Finish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5" draw:id="id25" draw:layer="layout" svg:width="6.096cm" svg:height="2.032cm" svg:x="5.699cm" svg:y="24.241cm">
          <text:p text:style-name="P1"><text:span text:style-name="T1">Menjalankan perintah dari </text:span></text:p>
          <text:p text:style-name="P1"><text:span text:style-name="T1">server utam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9" draw:id="id29" draw:layer="layout" svg:width="6.096cm" svg:height="2.032cm" svg:x="13.319cm" svg:y="24.241cm">
          <text:p text:style-name="P1"><text:span text:style-name="T1">Mengirim perintah ke</text:span></text:p>
          <text:p text:style-name="P1"><text:span text:style-name="T1">lampu merah</text:span></text:p>
          <text:p text:style-name="P1"><text:span text:style-name="T1">(request)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8.747cm" svg:y1="16.113cm" svg:x2="8.747cm" svg:y2="17.256cm" draw:start-shape="id23" draw:start-glue-point="2" draw:end-shape="id24" draw:end-glue-point="0" svg:d="M8747 16113v1143">
          <text:p/>
        </draw:connector>
        <draw:connector draw:style-name="gr16" draw:text-style-name="P1" draw:layer="layout" draw:type="line" svg:x1="8.747cm" svg:y1="26.273cm" svg:x2="8.747cm" svg:y2="27.67cm" draw:start-shape="id25" draw:start-glue-point="2" draw:end-shape="id26" draw:end-glue-point="4" svg:d="M8747 26273v1397">
          <text:p/>
        </draw:connector>
        <draw:custom-shape draw:style-name="gr14" draw:text-style-name="P2" xml:id="id24" draw:id="id24" draw:layer="layout" svg:width="6.096cm" svg:height="2.032cm" svg:x="5.699cm" svg:y="17.256cm">
          <text:p text:style-name="P1"><text:span text:style-name="T1">Mengirimkan request ke</text:span></text:p>
          <text:p text:style-name="P1"><text:span text:style-name="T1">server utama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7" draw:id="id27" draw:layer="layout" svg:width="4.064cm" svg:height="3.175cm" svg:x="6.715cm" svg:y="20.177cm">
          <text:p text:style-name="P1"><text:span text:style-name="T3">Packet tersed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line" svg:x1="8.747cm" svg:y1="19.288cm" svg:x2="8.747cm" svg:y2="20.177cm" draw:start-shape="id24" draw:start-glue-point="2" draw:end-shape="id27" draw:end-glue-point="4" svg:d="M8747 19288v889">
          <text:p/>
        </draw:connector>
        <draw:connector draw:style-name="gr16" draw:text-style-name="P1" draw:layer="layout" draw:line-skew="-0.896cm" svg:x1="6.715cm" svg:y1="21.765cm" svg:x2="5.699cm" svg:y2="18.272cm" draw:start-shape="id27" draw:start-glue-point="5" draw:end-shape="id24" draw:end-glue-point="3" svg:d="M6715 21765h-2413v-3493h1397">
          <text:p/>
        </draw:connector>
        <draw:connector draw:style-name="gr16" draw:text-style-name="P1" draw:layer="layout" draw:type="line" svg:x1="8.747cm" svg:y1="23.352cm" svg:x2="8.747cm" svg:y2="24.241cm" draw:start-shape="id27" draw:start-glue-point="6" draw:end-shape="id25" draw:end-glue-point="0" svg:d="M8747 23352v889">
          <text:p/>
        </draw:connector>
        <draw:frame draw:style-name="gr20" draw:text-style-name="P13" draw:layer="layout" svg:width="1.497cm" svg:height="1.032cm" svg:x="9.155cm" svg:y="23.209cm">
          <draw:text-box>
            <text:p><text:span text:style-name="T3">true</text:span></text:p>
          </draw:text-box>
        </draw:frame>
        <draw:frame draw:style-name="gr20" draw:text-style-name="P13" draw:layer="layout" svg:width="1.497cm" svg:height="1.032cm" svg:x="4.964cm" svg:y="20.669cm">
          <draw:text-box>
            <text:p><text:span text:style-name="T3">false</text:span></text:p>
          </draw:text-box>
        </draw:frame>
        <draw:rect draw:style-name="gr1" draw:text-style-name="P6" xml:id="id19" draw:id="id19" draw:layer="layout" svg:width="4.953cm" svg:height="1.524cm" svg:x="6.307cm" svg:y="11.795cm">
          <text:p text:style-name="P1"><text:span text:style-name="T3">Menerima koneksi</text:span></text:p>
          <text:p text:style-name="P1"><text:span text:style-name="T3">dari client (lampu merah)</text:span></text:p>
        </draw:rect>
        <draw:custom-shape draw:style-name="gr14" draw:text-style-name="P9" xml:id="id26" draw:id="id26" draw:layer="layout" svg:width="6.35cm" svg:height="3.429cm" svg:x="5.572cm" svg:y="27.67cm">
          <text:p text:style-name="P1"><text:span text:style-name="T3">Terdapat perintah</text:span></text:p>
          <text:p text:style-name="P1"><text:span text:style-name="T3">Untuk mengehentikan pros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line" svg:x1="8.747cm" svg:y1="31.099cm" svg:x2="8.779cm" svg:y2="33.147cm" draw:start-shape="id26" draw:start-glue-point="6" draw:end-shape="id28" draw:end-glue-point="0" svg:d="M8747 31099l32 2048">
          <text:p/>
        </draw:connector>
        <draw:connector draw:style-name="gr16" draw:text-style-name="P1" draw:layer="layout" svg:x1="11.922cm" svg:y1="29.385cm" svg:x2="16.367cm" svg:y2="26.273cm" draw:start-shape="id26" draw:start-glue-point="7" draw:end-shape="id29" draw:end-glue-point="2" svg:d="M11922 29385h4445v-3112">
          <text:p/>
        </draw:connector>
        <draw:connector draw:style-name="gr16" draw:text-style-name="P1" draw:layer="layout" svg:x1="16.367cm" svg:y1="24.241cm" svg:x2="11.795cm" svg:y2="18.272cm" draw:start-shape="id29" draw:start-glue-point="0" draw:end-shape="id24" draw:end-glue-point="1" svg:d="M16367 24241v-5969h-4572">
          <text:p/>
        </draw:connector>
        <draw:connector draw:style-name="gr16" draw:text-style-name="P10" draw:layer="layout" draw:type="line" svg:x1="8.783cm" svg:y1="13.319cm" svg:x2="8.747cm" svg:y2="14.081cm" draw:start-shape="id19" draw:start-glue-point="2" draw:end-shape="id23" draw:end-glue-point="0" svg:d="M8783 13319l-36 762">
          <text:p/>
        </draw:connector>
      </draw:page>
      <draw:page draw:name="page4" draw:style-name="dp1" draw:master-page-name="Default">
        <draw:custom-shape draw:style-name="gr14" draw:text-style-name="P7" draw:layer="layout" svg:width="4cm" svg:height="1cm" svg:x="8.795cm" svg:y="2.794cm">
          <text:p text:style-name="P1"><text:span text:style-name="T4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7.356cm" svg:height="0.983cm" svg:x="7.117cm" svg:y="1cm">
          <draw:text-box>
            <text:p><text:span text:style-name="T5">Flowchart Server Uta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2T19:07:00.63</meta:creation-date>
    <dc:date>2016-05-08T03:38:27.24</dc:date>
    <meta:editing-duration>PT8H11M49S</meta:editing-duration>
    <meta:editing-cycles>19</meta:editing-cycles>
    <meta:generator>OpenOffice/4.1.2$Win32 OpenOffice.org_project/412m3$Build-9782</meta:generator>
    <meta:document-statistic meta:object-count="81"/>
  </office:meta>
</office:document-meta>
</file>